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###################<text:span text:style-name="T1"> DAS Header files</text:span> ######################</text:p>
      <text:p text:style-name="Standard"/>
      <text:p text:style-name="P1">*** corrsel.hdr ***</text:p>
      <text:p text:style-name="Standard"/>
      <text:p text:style-name="Standard">{ Corrsel.def </text:p>
      <text:p text:style-name="Standard">LTA <text:s text:c="4"/>= 16 </text:p>
      <text:p text:style-name="Standard">CLK_SEL = 0 <text:s text:c="11"/>/* bandwidth = 16 MHz */</text:p>
      <text:p text:style-name="Standard">CHAN_NUM= 0:255:1 </text:p>
      <text:p text:style-name="Standard">MAC_MODE= RR <text:s text:c="8"/>/* legal values: RRLL RRRL RR */</text:p>
      <text:p text:style-name="Standard">DPC_MUX = UsbPolar </text:p>
      <text:p text:style-name="Standard">MODE <text:s text:c="3"/>= 0 </text:p>
      <text:p text:style-name="Standard">FFT_MODE= 0 <text:s text:c="11"/>/* fft_size = 512/2^fft_mode*/</text:p>
      <text:p text:style-name="Standard">} Corrsel</text:p>
      <text:p text:style-name="Standard">*</text:p>
      <text:p text:style-name="Standard">END_OF_HEADER</text:p>
      <text:p text:style-name="Standard"/>
      <text:p text:style-name="P1">***** gsb.hdr ****</text:p>
      <text:p text:style-name="P1"/>
      <text:p text:style-name="P2">{ Corrsel.def</text:p>
      <text:p text:style-name="P2">GSB_MODE <text:s text:c="3"/>= 0 <text:s text:c="13"/>/* 0 - Realtime, 1 - RawDump <text:s text:c="9"/>*/</text:p>
      <text:p text:style-name="P2">GSB_LTA <text:s text:c="4"/>= 8 <text:s text:c="13"/>/* 8 - fixed value <text:s text:c="19"/>*/</text:p>
      <text:p text:style-name="P2">GSB_ACQ_BW <text:s/>= 33.333333 <text:s text:c="5"/>/* 16.666666 or 33.333333 <text:s text:c="12"/>*/</text:p>
      <text:p text:style-name="P2">GSB_FINAL_BW= 0 <text:s text:c="13"/>/* 0,4,8,16,32,64,128 As frac of Nyq, Val = OFF */</text:p>
      <text:p text:style-name="P2">GSB_EDGE_FRQ= 0 <text:s text:c="13"/>/* Freq Entry in steps of Nyq, Val = 0 */</text:p>
      <text:p text:style-name="P2">GSB_CHAN_MAX= 256 <text:s text:c="11"/>/* 256/512 <text:s text:c="27"/>*/</text:p>
      <text:p text:style-name="P2">GSB_CHAN_NUM= 0:255:1 <text:s text:c="7"/>/* any range i:j:1;for i,j&lt;chan_max <text:s text:c="2"/>*/</text:p>
      <text:p text:style-name="P2">GSB_STOKES <text:s/>= 4 <text:s text:c="13"/>/* 2 Total_Intensity; 4 Full_Stokes <text:s text:c="2"/>*/</text:p>
      <text:p text:style-name="P2">GSB_CNTRL <text:s text:c="2"/>= 1 <text:s text:c="13"/>/* 0 -LOCAL, 1 -ONLINE, 2 -MANUAL <text:s text:c="4"/>*/</text:p>
      <text:p text:style-name="P2">GSB_FSTOP <text:s text:c="2"/>= 1 <text:s text:c="13"/>/* 1 - ON, 0 - OFF <text:s text:c="19"/>*/</text:p>
      <text:p text:style-name="P2">GSB_BEAM_1 <text:s/>= 0:1 <text:s text:c="11"/>/* 0-OFF,1-IA,2-PA,3-Volt:time res 1=30/2=60 */</text:p>
      <text:p text:style-name="P2">GSB_BEAM_2 <text:s/>= 0:1 <text:s text:c="11"/>/* 0-OFF,1-PA,2-PA,3-Volt:time res 1=30/2=60 */</text:p>
      <text:p text:style-name="P2">GSB_GAINEQ <text:s/>= 1 <text:s text:c="13"/>/* 1 - ON, 0 - OFF <text:s text:c="19"/>*/</text:p>
      <text:p text:style-name="P2">GSB_BB_LO <text:s text:c="2"/>= 149000000.0:156000000.0 <text:s text:c="12"/>/* 32-149:156,16 -138:167,6-133:172 <text:s text:c="2"/>*/</text:p>
      <text:p text:style-name="P2">}Corrsel</text:p>
      <text:p text:style-name="P2">*</text:p>
      <text:p text:style-name="P2">END_OF_HEADER<text:tab/><text:tab/><text:tab/>/* <text:s/>VERSION RELEASED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3-05-28T14:23:09</meta:creation-date>
    <dc:date>2013-05-28T14:25:36</dc:date>
    <dc:creator>teleset </dc:creator>
    <meta:editing-duration>PT2M27S</meta:editing-duration>
    <meta:editing-cycles>4</meta:editing-cycles>
    <meta:generator>LibreOffice/3.4$Linux LibreOffice_project/340m1$Build-602</meta:generator>
    <meta:document-statistic meta:table-count="0" meta:image-count="0" meta:object-count="0" meta:page-count="1" meta:paragraph-count="32" meta:word-count="192" meta:character-count="1450" meta:non-whitespace-character-count="922"/>
  </office:meta>
</office:document-meta>
</file>